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cbb2" officeooo:paragraph-rsid="0019cbb2"/>
    </style:style>
    <style:style style:name="P2" style:family="paragraph" style:parent-style-name="Standard">
      <style:text-properties style:text-underline-style="solid" style:text-underline-width="auto" style:text-underline-color="font-color" officeooo:rsid="0019cbb2" officeooo:paragraph-rsid="0019cbb2"/>
    </style:style>
    <style:style style:name="P3" style:family="paragraph" style:parent-style-name="Standard">
      <style:paragraph-properties fo:text-align="justify" style:justify-single-word="false"/>
      <style:text-properties fo:font-size="13pt" officeooo:rsid="0019cbb2" officeooo:paragraph-rsid="0019cbb2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fo:font-size="13pt" officeooo:rsid="001b4ccb" officeooo:paragraph-rsid="001b4ccb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fo:font-size="13pt" officeooo:rsid="0029c7c7" officeooo:paragraph-rsid="0029c7c7" style:font-size-asian="13pt" style:font-size-complex="13pt"/>
    </style:style>
    <style:style style:name="P6" style:family="paragraph" style:parent-style-name="Standard">
      <style:paragraph-properties fo:text-align="justify" style:justify-single-word="false"/>
      <style:text-properties fo:font-size="13pt" style:text-underline-style="solid" style:text-underline-width="auto" style:text-underline-color="font-color" officeooo:rsid="0019cbb2" officeooo:paragraph-rsid="0019cbb2" style:font-size-asian="13pt" style:font-size-complex="13pt"/>
    </style:style>
    <style:style style:name="P7" style:family="paragraph" style:parent-style-name="Standard">
      <style:paragraph-properties fo:text-align="justify" style:justify-single-word="false"/>
      <style:text-properties fo:font-size="13pt" style:text-underline-style="solid" style:text-underline-width="auto" style:text-underline-color="font-color" officeooo:rsid="001e568d" officeooo:paragraph-rsid="001e568d" style:font-size-asian="13pt" style:font-size-complex="13pt"/>
    </style:style>
    <style:style style:name="P8" style:family="paragraph" style:parent-style-name="Standard">
      <style:paragraph-properties fo:text-align="justify" style:justify-single-word="false"/>
      <style:text-properties fo:font-size="13pt" style:text-underline-style="none" officeooo:rsid="001e568d" officeooo:paragraph-rsid="001e568d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fo:font-size="13pt" style:text-underline-style="none" officeooo:rsid="001e568d" officeooo:paragraph-rsid="00231722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fo:font-size="13pt" style:text-underline-style="none" officeooo:rsid="0022649e" officeooo:paragraph-rsid="00231722" style:font-size-asian="13pt" style:font-size-complex="13pt"/>
    </style:style>
    <style:style style:name="P11" style:family="paragraph" style:parent-style-name="Standard">
      <style:paragraph-properties fo:text-align="justify" style:justify-single-word="false"/>
      <style:text-properties fo:font-size="13pt" style:text-underline-style="none" officeooo:rsid="0022649e" officeooo:paragraph-rsid="00281c62" style:font-size-asian="13pt" style:font-size-complex="13pt"/>
    </style:style>
    <style:style style:name="P12" style:family="paragraph" style:parent-style-name="Standard">
      <style:paragraph-properties fo:text-align="justify" style:justify-single-word="false"/>
      <style:text-properties fo:font-size="13pt" style:text-underline-style="none" officeooo:rsid="00231722" officeooo:paragraph-rsid="00231722" style:font-size-asian="13pt" style:font-size-complex="13pt"/>
    </style:style>
    <style:style style:name="P13" style:family="paragraph" style:parent-style-name="Standard">
      <style:paragraph-properties fo:text-align="justify" style:justify-single-word="false"/>
      <style:text-properties fo:font-size="13pt" style:text-underline-style="none" officeooo:rsid="001f9125" officeooo:paragraph-rsid="0023ff76" style:font-size-asian="13pt" style:font-size-complex="13pt"/>
    </style:style>
    <style:style style:name="P14" style:family="paragraph" style:parent-style-name="Standard">
      <style:paragraph-properties fo:text-align="justify" style:justify-single-word="false"/>
      <style:text-properties fo:font-size="13pt" style:text-underline-style="none" officeooo:rsid="002ebc0d" officeooo:paragraph-rsid="002ebc0d" style:font-size-asian="13pt" style:font-size-complex="13pt"/>
    </style:style>
    <style:style style:name="P15" style:family="paragraph" style:parent-style-name="Standard">
      <style:paragraph-properties fo:text-align="justify" style:justify-single-word="false"/>
      <style:text-properties fo:font-size="13pt" style:text-underline-style="none" officeooo:rsid="00301a43" officeooo:paragraph-rsid="00301a43" style:font-size-asian="13pt" style:font-size-complex="13pt"/>
    </style:style>
    <style:style style:name="P16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paragraph-rsid="00231722" fo:background-color="#1e1e1e"/>
    </style:style>
    <style:style style:name="P17" style:family="paragraph" style:parent-style-name="Blue_5f_Curve1_7e_LT_7e_Gliederung_20_1">
      <style:paragraph-properties fo:text-align="justify" style:justify-single-word="false"/>
      <style:text-properties fo:font-size="13pt" officeooo:paragraph-rsid="00231722" style:font-size-asian="13pt" style:font-size-complex="13pt"/>
    </style:style>
    <style:style style:name="P18" style:family="paragraph" style:parent-style-name="Standard">
      <style:paragraph-properties fo:text-align="justify" style:justify-single-word="false"/>
      <style:text-properties fo:font-size="13pt" style:text-underline-style="none" officeooo:rsid="00301a43" officeooo:paragraph-rsid="00301a43" style:font-size-asian="13pt" style:font-size-complex="13pt"/>
    </style:style>
    <style:style style:name="P19" style:family="paragraph" style:parent-style-name="Standard">
      <style:paragraph-properties fo:text-align="justify" style:justify-single-word="false"/>
      <style:text-properties fo:font-size="13pt" style:text-underline-style="none" officeooo:rsid="00315197" officeooo:paragraph-rsid="00315197" style:font-size-asian="13pt" style:font-size-complex="13pt"/>
    </style:style>
    <style:style style:name="T1" style:family="text">
      <style:text-properties officeooo:rsid="001b4ccb"/>
    </style:style>
    <style:style style:name="T2" style:family="text">
      <style:text-properties officeooo:rsid="001b6190"/>
    </style:style>
    <style:style style:name="T3" style:family="text">
      <style:text-properties officeooo:rsid="001f9125"/>
    </style:style>
    <style:style style:name="T4" style:family="text">
      <style:text-properties officeooo:rsid="0020f9d7"/>
    </style:style>
    <style:style style:name="T5" style:family="text">
      <style:text-properties officeooo:rsid="00231722"/>
    </style:style>
    <style:style style:name="T6" style:family="text">
      <style:text-properties officeooo:rsid="0023ff76"/>
    </style:style>
    <style:style style:name="T7" style:family="text">
      <style:text-properties officeooo:rsid="0024d9df"/>
    </style:style>
    <style:style style:name="T8" style:family="text">
      <style:text-properties officeooo:rsid="00281c62"/>
    </style:style>
    <style:style style:name="T9" style:family="text">
      <style:text-properties officeooo:rsid="0029c7c7"/>
    </style:style>
    <style:style style:name="T10" style:family="text">
      <style:text-properties officeooo:rsid="002a59c2"/>
    </style:style>
    <style:style style:name="T11" style:family="text">
      <style:text-properties fo:color="#0066cc" style:text-outline="false" style:text-line-through-style="none" style:text-line-through-type="none" style:font-name="Liberation Sans1" fo:font-style="normal" fo:text-shadow="none" style:text-underline-style="none" fo:font-weight="normal" style:letter-kerning="true" style:font-style-asian="normal" style:font-weight-asian="normal" style:text-emphasize="none"/>
    </style:style>
    <style:style style:name="T12" style:family="text">
      <style:text-properties fo:color="#0066cc" style:text-outline="false" style:text-line-through-style="none" style:text-line-through-type="none" style:font-name="Liberation Sans1" fo:font-style="normal" fo:text-shadow="none" style:text-underline-style="none" fo:font-weight="normal" officeooo:rsid="00231722" style:letter-kerning="true" style:font-style-asian="normal" style:font-weight-asian="normal" style:text-emphasize="none"/>
    </style:style>
    <style:style style:name="T13" style:family="text">
      <style:text-properties officeooo:rsid="0031519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esentation</text:p>
      <text:p text:style-name="P1"/>
      <text:p text:style-name="P3">Restau travel est une plateforme qui a pour vocation d’aider les amateurs de la bonne bouffe d’ici et d’ailleurs à trouver des restaurants où le service peux se faire dans la langue <text:span text:style-name="T1">quelle conque. <text:s/>Pour cela RT propose au grand public une application silmple et ergonomique en tenant compte des standard de la qualité opquast. </text:span></text:p>
      <text:p text:style-name="P3"/>
      <text:p text:style-name="P6">Contexte</text:p>
      <text:p text:style-name="P4">Lors d’un voyage à l’étranger, nous souvent confrontés à la barrière de la langue <text:span text:style-name="T2">et lorsque qu’on est passionnée de la gastronomie cela peut êtres frustrant de ne pas comprendre les explication du restaurateur ou tout simplement de pas savoir ce l’on s’apprête à manger notamment pour les mal-entendant. Dans ce contexte, RT s’offre aux touriste et au passionnés de la bonne bouffe afin de palier à cette obstacle.</text:span></text:p>
      <text:p text:style-name="P5">Ce projet, serat réaliser sous symfony 4 </text:p>
      <text:p text:style-name="P4"/>
      <text:p text:style-name="P7">Spécification</text:p>
      <text:p text:style-name="P9"><text:span text:style-name="T4">La première version de RT sera en français et permettra aux tilisatuer de t</text:span>rouver des restaurants proposant le service dans différent<text:span text:style-name="T3">e</text:span>s langues, telle que le français, l’anglais, l’espagnol, le portugais etc. </text:p>
      <text:p text:style-name="P9"/>
      <text:p text:style-name="P13">Les utilisateurs <text:span text:style-name="T7">peux réserver une table, </text:span>laisse<text:span text:style-name="T6">r</text:span> un avis et note<text:span text:style-name="T6">r</text:span> <text:span text:style-name="T6">l</text:span>a qualité du service( qualité du repas, ambiance, cadre et langue du service). </text:p>
      <text:p text:style-name="P13"/>
      <text:p text:style-name="P12">Les restaurateurs auront la possibilité de publier et administrer leur restaurant en ligne</text:p>
      <text:p text:style-name="P8"/>
      <text:p text:style-name="P11">Tout visiteur du site peux accéder <text:span text:style-name="T8">à la totalité</text:span> <text:span text:style-name="T9">de la liste des restaurants et </text:span>aux détail de <text:span text:style-name="T9">celle-ci.</text:span> <text:span text:style-name="T9">C</text:span>ependant pour <text:span text:style-name="T5">réserver, noter et laisser un avis, un compte utilisateur est nécessaire. </text:span></text:p>
      <text:p text:style-name="P11"/>
      <text:p text:style-name="P10">Les utilisateurs pourront créer un compte utilisateur, <text:span text:style-name="T10">se connecter, se déconnecter, </text:span>mettre à jours les données de leurs profil, modifier leurs mots de passe et supprimer leurs compte.</text:p>
      <text:p text:style-name="P10"/>
      <text:p text:style-name="P10"/>
      <text:p text:style-name="P10"/>
      <text:p text:style-name="P12">Coté restaurateur</text:p>
      <text:p text:style-name="P12"/>
      <text:p text:style-name="P16"/>
      <text:p text:style-name="P17"><text:span text:style-name="T12">Présentation des éléments les plus significatifs de </text:span><text:span text:style-name="T11">l’interface de l’application</text:span></text:p>
      <text:p text:style-name="P14">page d’accueil</text:p>
      <text:p text:style-name="P14">zone de recherche → langue</text:p>
      <text:p text:style-name="P14">zone de recherche → ville</text:p>
      <text:p text:style-name="P14">bouton de recherche</text:p>
      <text:p text:style-name="P14">liste des restaurant </text:p>
      <text:p text:style-name="P14">lien d’accès au détail d’un restaurant</text:p>
      <text:p text:style-name="P14">note de moyenne du restaurant</text:p>
      <text:p text:style-name="P14">cover image du restaurant → ça donne un aperçu de de l’établissement</text:p>
      <text:p text:style-name="P14">le footer</text:p>
      <text:p text:style-name="P14">nav bar </text:p>
      <text:p text:style-name="P15">les fomulaires </text:p>
      <text:p text:style-name="P15">page profile <text:span text:style-name="T13">utilisateur</text:span></text:p>
      <text:p text:style-name="P19">nav drop dow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Titr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Blue_5f_Curve_7e_LT_7e_Gliederung_20_1" style:display-name="Blue_Curv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Gliederung_20_2" style:display-name="Blue_Curve~LT~Gliederung 2" style:family="paragraph" style:parent-style-name="Blue_5f_Curve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_7e_LT_7e_Gliederung_20_3" style:display-name="Blue_Curve~LT~Gliederung 3" style:family="paragraph" style:parent-style-name="Blue_5f_Curve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_7e_LT_7e_Gliederung_20_4" style:display-name="Blue_Curve~LT~Gliederung 4" style:family="paragraph" style:parent-style-name="Blue_5f_Curve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5" style:display-name="Blue_Curve~LT~Gliederung 5" style:family="paragraph" style:parent-style-name="Blue_5f_Curve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6" style:display-name="Blue_Curve~LT~Gliederung 6" style:family="paragraph" style:parent-style-name="Blue_5f_Curve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7" style:display-name="Blue_Curve~LT~Gliederung 7" style:family="paragraph" style:parent-style-name="Blue_5f_Curve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8" style:display-name="Blue_Curve~LT~Gliederung 8" style:family="paragraph" style:parent-style-name="Blue_5f_Curve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9" style:display-name="Blue_Curve~LT~Gliederung 9" style:family="paragraph" style:parent-style-name="Blue_5f_Curve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Titel" style:display-name="Blue_Curve~LT~Titel" style:family="paragraph" style:default-outline-level="">
      <style:paragraph-properties fo:text-align="center" style:justify-single-word="false" fo:orphans="2" fo:widows="2" style:writing-mode="lr-tb"/>
      <style:text-properties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Untertitel" style:display-name="Blue_Curv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Notizen" style:display-name="Blue_Curv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Hintergrundobjekte" style:display-name="Blue_Curv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ue_5f_Curve_7e_LT_7e_Hintergrund" style:display-name="Blue_Curv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1" style:display-name="Blue_Curve1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Gliederung_20_2" style:display-name="Blue_Curve1~LT~Gliederung 2" style:family="paragraph" style:parent-style-name="Blue_5f_Curve1_7e_LT_7e_Gliederung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1_7e_LT_7e_Gliederung_20_3" style:display-name="Blue_Curve1~LT~Gliederung 3" style:family="paragraph" style:parent-style-name="Blue_5f_Curve1_7e_LT_7e_Gliederung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1_7e_LT_7e_Gliederung_20_4" style:display-name="Blue_Curve1~LT~Gliederung 4" style:family="paragraph" style:parent-style-name="Blue_5f_Curve1_7e_LT_7e_Gliederung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5" style:display-name="Blue_Curve1~LT~Gliederung 5" style:family="paragraph" style:parent-style-name="Blue_5f_Curve1_7e_LT_7e_Gliederung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6" style:display-name="Blue_Curve1~LT~Gliederung 6" style:family="paragraph" style:parent-style-name="Blue_5f_Curve1_7e_LT_7e_Gliederung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7" style:display-name="Blue_Curve1~LT~Gliederung 7" style:family="paragraph" style:parent-style-name="Blue_5f_Curve1_7e_LT_7e_Gliederung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8" style:display-name="Blue_Curve1~LT~Gliederung 8" style:family="paragraph" style:parent-style-name="Blue_5f_Curve1_7e_LT_7e_Gliederung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9" style:display-name="Blue_Curve1~LT~Gliederung 9" style:family="paragraph" style:parent-style-name="Blue_5f_Curve1_7e_LT_7e_Gliederung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Titel" style:display-name="Blue_Curve1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Untertitel" style:display-name="Blue_Curve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Notizen" style:display-name="Blue_Curve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Hintergrundobjekte" style:display-name="Blue_Curv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ue_5f_Curve1_7e_LT_7e_Hintergrund" style:display-name="Blue_Curve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5:58:42.605432322</meta:creation-date>
    <dc:date>2018-11-17T12:24:27.556088685</dc:date>
    <meta:editing-duration>PT1H16M6S</meta:editing-duration>
    <meta:editing-cycles>6</meta:editing-cycles>
    <meta:generator>LibreOffice/6.0.3.2$Linux_X86_64 LibreOffice_project/00m0$Build-2</meta:generator>
    <meta:document-statistic meta:table-count="0" meta:image-count="0" meta:object-count="0" meta:page-count="1" meta:paragraph-count="26" meta:word-count="327" meta:character-count="2045" meta:non-whitespace-character-count="1735"/>
  </office:meta>
</office:document-meta>
</file>